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4.175cm"/>
    </style:style>
    <style:style style:name="co9" style:family="table-column">
      <style:table-column-properties fo:break-before="auto" style:column-width="3.875cm"/>
    </style:style>
    <style:style style:name="co10" style:family="table-column">
      <style:table-column-properties fo:break-before="auto" style:column-width="2.895cm"/>
    </style:style>
    <style:style style:name="co11" style:family="table-column">
      <style:table-column-properties fo:break-before="auto" style:column-width="3.004cm"/>
    </style:style>
    <style:style style:name="co12" style:family="table-column">
      <style:table-column-properties fo:break-before="auto" style:column-width="3.194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2.84cm"/>
    </style:style>
    <style:style style:name="co15" style:family="table-column">
      <style:table-column-properties fo:break-before="auto" style:column-width="3.549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2.54cm"/>
    </style:style>
    <style:style style:name="co18" style:family="table-column">
      <style:table-column-properties fo:break-before="auto" style:column-width="3.14cm"/>
    </style:style>
    <style:style style:name="co19" style:family="table-column">
      <style:table-column-properties fo:break-before="auto" style:column-width="2.514cm"/>
    </style:style>
    <style:style style:name="co20" style:family="table-column">
      <style:table-column-properties fo:break-before="auto" style:column-width="2.214cm"/>
    </style:style>
    <style:style style:name="co21" style:family="table-column">
      <style:table-column-properties fo:break-before="auto" style:column-width="2.595cm"/>
    </style:style>
    <style:style style:name="co22" style:family="table-column">
      <style:table-column-properties fo:break-before="auto" style:column-width="3.385cm"/>
    </style:style>
    <style:style style:name="co23" style:family="table-column">
      <style:table-column-properties fo:break-before="auto" style:column-width="2.05cm"/>
    </style:style>
    <style:style style:name="co24" style:family="table-column">
      <style:table-column-properties fo:break-before="auto" style:column-width="4.392cm"/>
    </style:style>
    <style:style style:name="co25" style:family="table-column">
      <style:table-column-properties fo:break-before="auto" style:column-width="2.404cm"/>
    </style:style>
    <style:style style:name="co26" style:family="table-column">
      <style:table-column-properties fo:break-before="auto" style:column-width="2.24cm"/>
    </style:style>
    <style:style style:name="co27" style:family="table-column">
      <style:table-column-properties fo:break-before="auto" style:column-width="2.323cm"/>
    </style:style>
    <style:style style:name="co28" style:family="table-column">
      <style:table-column-properties fo:break-before="auto" style:column-width="3.357cm"/>
    </style:style>
    <style:style style:name="co29" style:family="table-column">
      <style:table-column-properties fo:break-before="auto" style:column-width="2.759cm"/>
    </style:style>
    <style:style style:name="co30" style:family="table-column">
      <style:table-column-properties fo:break-before="auto" style:column-width="1.887cm"/>
    </style:style>
    <style:style style:name="co31" style:family="table-column">
      <style:table-column-properties fo:break-before="auto" style:column-width="3.63cm"/>
    </style:style>
    <style:style style:name="co32" style:family="table-column">
      <style:table-column-properties fo:break-before="auto" style:column-width="3.44cm"/>
    </style:style>
    <style:style style:name="co33" style:family="table-column">
      <style:table-column-properties fo:break-before="auto" style:column-width="1.697cm"/>
    </style:style>
    <style:style style:name="co34" style:family="table-column">
      <style:table-column-properties fo:break-before="auto" style:column-width="3.221cm"/>
    </style:style>
    <style:style style:name="co35" style:family="table-column">
      <style:table-column-properties fo:break-before="auto" style:column-width="3.113cm"/>
    </style:style>
    <style:style style:name="co36" style:family="table-column">
      <style:table-column-properties fo:break-before="auto" style:column-width="2.921cm"/>
    </style:style>
    <style:style style:name="co37" style:family="table-column">
      <style:table-column-properties fo:break-before="auto" style:column-width="1.942cm"/>
    </style:style>
    <style:style style:name="co38" style:family="table-column">
      <style:table-column-properties fo:break-before="auto" style:column-width="2.1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5Hybrid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15" table:default-cell-style-name="ce1"/>
        <table:table-column table:style-name="co1" table:default-cell-style-name="ce1"/>
        <table:table-column table:style-name="co15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6" table:default-cell-style-name="ce1"/>
        <table:table-column table:style-name="co1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" table:default-cell-style-name="ce1"/>
        <table:table-column table:style-name="co19" table:default-cell-style-name="ce1"/>
        <table:table-column table:style-name="co1" table:default-cell-style-name="ce1"/>
        <table:table-column table:style-name="co20" table:default-cell-style-name="ce1"/>
        <table:table-column table:style-name="co1" table:default-cell-style-name="ce1"/>
        <table:table-column table:style-name="co21" table:default-cell-style-name="ce1"/>
        <table:table-column table:style-name="co1" table:default-cell-style-name="ce1"/>
        <table:table-column table:style-name="co21" table:default-cell-style-name="ce1"/>
        <table:table-column table:style-name="co1" table:default-cell-style-name="ce1"/>
        <table:table-column table:style-name="co21" table:default-cell-style-name="ce1"/>
        <table:table-column table:style-name="co1" table:default-cell-style-name="ce1"/>
        <table:table-column table:style-name="co16" table:default-cell-style-name="ce1"/>
        <table:table-column table:style-name="co1" table:default-cell-style-name="ce1"/>
        <table:table-column table:style-name="co22" table:default-cell-style-name="ce1"/>
        <table:table-column table:style-name="co1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1" table:default-cell-style-name="ce1"/>
        <table:table-column table:style-name="co24" table:default-cell-style-name="ce1"/>
        <table:table-column table:style-name="co1" table:default-cell-style-name="ce1"/>
        <table:table-column table:style-name="co24" table:default-cell-style-name="ce1"/>
        <table:table-column table:style-name="co1" table:default-cell-style-name="ce1"/>
        <table:table-column table:style-name="co17" table:default-cell-style-name="ce1"/>
        <table:table-column table:style-name="co1" table:default-cell-style-name="ce1"/>
        <table:table-column table:style-name="co25" table:default-cell-style-name="ce1"/>
        <table:table-column table:style-name="co1" table:default-cell-style-name="ce1"/>
        <table:table-column table:style-name="co26" table:default-cell-style-name="ce1"/>
        <table:table-column table:style-name="co1" table:default-cell-style-name="ce1"/>
        <table:table-column table:style-name="co14" table:default-cell-style-name="ce1"/>
        <table:table-column table:style-name="co1" table:default-cell-style-name="ce1"/>
        <table:table-column table:style-name="co27" table:default-cell-style-name="ce1"/>
        <table:table-column table:style-name="co1" table:default-cell-style-name="ce1"/>
        <table:table-column table:style-name="co28" table:default-cell-style-name="ce1"/>
        <table:table-column table:style-name="co1" table:default-cell-style-name="ce1"/>
        <table:table-column table:style-name="co28" table:default-cell-style-name="ce1"/>
        <table:table-column table:style-name="co1" table:default-cell-style-name="ce1"/>
        <table:table-column table:style-name="co29" table:default-cell-style-name="ce1"/>
        <table:table-column table:style-name="co1" table:default-cell-style-name="ce1"/>
        <table:table-column table:style-name="co30" table:default-cell-style-name="ce1"/>
        <table:table-column table:style-name="co1" table:default-cell-style-name="ce1"/>
        <table:table-column table:style-name="co31" table:default-cell-style-name="ce1"/>
        <table:table-column table:style-name="co1" table:default-cell-style-name="ce1"/>
        <table:table-column table:style-name="co31" table:default-cell-style-name="ce1"/>
        <table:table-column table:style-name="co1" table:default-cell-style-name="ce1"/>
        <table:table-column table:style-name="co32" table:default-cell-style-name="ce1"/>
        <table:table-column table:style-name="co1" table:default-cell-style-name="ce1"/>
        <table:table-column table:style-name="co33" table:default-cell-style-name="ce1"/>
        <table:table-column table:style-name="co1" table:default-cell-style-name="ce1"/>
        <table:table-column table:style-name="co33" table:default-cell-style-name="ce1"/>
        <table:table-column table:style-name="co1" table:number-columns-repeated="5" table:default-cell-style-name="ce1"/>
        <table:table-column table:style-name="co34" table:default-cell-style-name="ce1"/>
        <table:table-column table:style-name="co1" table:default-cell-style-name="ce1"/>
        <table:table-column table:style-name="co27" table:default-cell-style-name="ce1"/>
        <table:table-column table:style-name="co1" table:default-cell-style-name="ce1"/>
        <table:table-column table:style-name="co27" table:default-cell-style-name="ce1"/>
        <table:table-column table:style-name="co1" table:default-cell-style-name="ce1"/>
        <table:table-column table:style-name="co35" table:default-cell-style-name="ce1"/>
        <table:table-column table:style-name="co1" table:default-cell-style-name="ce1"/>
        <table:table-column table:style-name="co36" table:default-cell-style-name="ce1"/>
        <table:table-column table:style-name="co1" table:default-cell-style-name="ce1"/>
        <table:table-column table:style-name="co37" table:default-cell-style-name="ce1"/>
        <table:table-column table:style-name="co1" table:default-cell-style-name="ce1"/>
        <table:table-column table:style-name="co23" table:default-cell-style-name="ce1"/>
        <table:table-column table:style-name="co1" table:default-cell-style-name="ce1"/>
        <table:table-column table:style-name="co38" table:default-cell-style-name="ce1"/>
        <table:table-column table:style-name="co1" table:default-cell-style-name="ce1"/>
        <table:table-column table:style-name="co2" table:default-cell-style-name="ce1"/>
        <table:table-row table:style-name="ro1">
          <table:table-cell table:style-name="ce2" office:value-type="string" calcext:value-type="string">
            <text:p>total point</text:p>
          </table:table-cell>
          <table:table-cell office:value-type="string" calcext:value-type="string">
            <text:p>Ashburn_VA3</text:p>
          </table:table-cell>
          <table:table-cell/>
          <table:table-cell office:value-type="string" calcext:value-type="string">
            <text:p>Ashburn_VA5</text:p>
          </table:table-cell>
          <table:table-cell/>
          <table:table-cell office:value-type="string" calcext:value-type="string">
            <text:p>Atlanta_GA</text:p>
          </table:table-cell>
          <table:table-cell/>
          <table:table-cell office:value-type="string" calcext:value-type="string">
            <text:p>Austria_Vienna2</text:p>
          </table:table-cell>
          <table:table-cell/>
          <table:table-cell office:value-type="string" calcext:value-type="string">
            <text:p>Brazil_Fortaleza1</text:p>
          </table:table-cell>
          <table:table-cell/>
          <table:table-cell office:value-type="string" calcext:value-type="string">
            <text:p>Brazil_Rio_de_Janeiro</text:p>
          </table:table-cell>
          <table:table-cell/>
          <table:table-cell office:value-type="string" calcext:value-type="string">
            <text:p>Canada_Toronto</text:p>
          </table:table-cell>
          <table:table-cell/>
          <table:table-cell office:value-type="string" calcext:value-type="string">
            <text:p>Chicago_IL2</text:p>
          </table:table-cell>
          <table:table-cell/>
          <table:table-cell office:value-type="string" calcext:value-type="string">
            <text:p>Chicago_IL3</text:p>
          </table:table-cell>
          <table:table-cell/>
          <table:table-cell office:value-type="string" calcext:value-type="string">
            <text:p>Czech_Republic_Prague</text:p>
          </table:table-cell>
          <table:table-cell/>
          <table:table-cell office:value-type="string" calcext:value-type="string">
            <text:p>Denmark_Copenhagen</text:p>
          </table:table-cell>
          <table:table-cell/>
          <table:table-cell office:value-type="string" calcext:value-type="string">
            <text:p>Finland_Helsinki</text:p>
          </table:table-cell>
          <table:table-cell/>
          <table:table-cell office:value-type="string" calcext:value-type="string">
            <text:p>France_Marseille</text:p>
          </table:table-cell>
          <table:table-cell/>
          <table:table-cell office:value-type="string" calcext:value-type="string">
            <text:p>France_Marseille2</text:p>
          </table:table-cell>
          <table:table-cell/>
          <table:table-cell office:value-type="string" calcext:value-type="string">
            <text:p>France_Paris10</text:p>
          </table:table-cell>
          <table:table-cell/>
          <table:table-cell office:value-type="string" calcext:value-type="string">
            <text:p>Germany_Berlin</text:p>
          </table:table-cell>
          <table:table-cell/>
          <table:table-cell office:value-type="string" calcext:value-type="string">
            <text:p>Germany_Düsseldorf1</text:p>
          </table:table-cell>
          <table:table-cell/>
          <table:table-cell office:value-type="string" calcext:value-type="string">
            <text:p>Germany_Frankfurt2</text:p>
          </table:table-cell>
          <table:table-cell/>
          <table:table-cell office:value-type="string" calcext:value-type="string">
            <text:p>Germany_Frankfurt5</text:p>
          </table:table-cell>
          <table:table-cell/>
          <table:table-cell office:value-type="string" calcext:value-type="string">
            <text:p>Hong_Kong</text:p>
          </table:table-cell>
          <table:table-cell/>
          <table:table-cell office:value-type="string" calcext:value-type="string">
            <text:p>Houston_TX</text:p>
          </table:table-cell>
          <table:table-cell/>
          <table:table-cell office:value-type="string" calcext:value-type="string">
            <text:p>India_Bangalore1</text:p>
          </table:table-cell>
          <table:table-cell/>
          <table:table-cell office:value-type="string" calcext:value-type="string">
            <text:p>India_Chennai</text:p>
          </table:table-cell>
          <table:table-cell/>
          <table:table-cell office:value-type="string" calcext:value-type="string">
            <text:p>India_Hyderabad1</text:p>
          </table:table-cell>
          <table:table-cell/>
          <table:table-cell office:value-type="string" calcext:value-type="string">
            <text:p>India_Mumbai</text:p>
          </table:table-cell>
          <table:table-cell/>
          <table:table-cell office:value-type="string" calcext:value-type="string">
            <text:p>Italy_Milan2</text:p>
          </table:table-cell>
          <table:table-cell/>
          <table:table-cell office:value-type="string" calcext:value-type="string">
            <text:p>Japan_Tokyo1</text:p>
          </table:table-cell>
          <table:table-cell/>
          <table:table-cell office:value-type="string" calcext:value-type="string">
            <text:p>Japan_Tokyo3</text:p>
          </table:table-cell>
          <table:table-cell/>
          <table:table-cell office:value-type="string" calcext:value-type="string">
            <text:p>Japan_Tokyo5</text:p>
          </table:table-cell>
          <table:table-cell/>
          <table:table-cell office:value-type="string" calcext:value-type="string">
            <text:p>Los_Angeles_CA</text:p>
          </table:table-cell>
          <table:table-cell/>
          <table:table-cell office:value-type="string" calcext:value-type="string">
            <text:p>Mexico_Queretaro1</text:p>
          </table:table-cell>
          <table:table-cell/>
          <table:table-cell office:value-type="string" calcext:value-type="string">
            <text:p>Mexico_Queretaro2</text:p>
          </table:table-cell>
          <table:table-cell/>
          <table:table-cell office:value-type="string" calcext:value-type="string">
            <text:p>Miami_FL5</text:p>
          </table:table-cell>
          <table:table-cell/>
          <table:table-cell office:value-type="string" calcext:value-type="string">
            <text:p>Netherlands_Amsterdam2</text:p>
          </table:table-cell>
          <table:table-cell/>
          <table:table-cell office:value-type="string" calcext:value-type="string">
            <text:p>Netherlands_Amsterdam3</text:p>
          </table:table-cell>
          <table:table-cell/>
          <table:table-cell office:value-type="string" calcext:value-type="string">
            <text:p>New_York_NY</text:p>
          </table:table-cell>
          <table:table-cell/>
          <table:table-cell office:value-type="string" calcext:value-type="string">
            <text:p>Norway_Oslo</text:p>
          </table:table-cell>
          <table:table-cell/>
          <table:table-cell office:value-type="string" calcext:value-type="string">
            <text:p>Phoenix_AZ</text:p>
          </table:table-cell>
          <table:table-cell/>
          <table:table-cell office:value-type="string" calcext:value-type="string">
            <text:p>Poland_Warsaw</text:p>
          </table:table-cell>
          <table:table-cell/>
          <table:table-cell office:value-type="string" calcext:value-type="string">
            <text:p>Portland_OR</text:p>
          </table:table-cell>
          <table:table-cell/>
          <table:table-cell office:value-type="string" calcext:value-type="string">
            <text:p>Salt_Lake_City_UT</text:p>
          </table:table-cell>
          <table:table-cell/>
          <table:table-cell office:value-type="string" calcext:value-type="string">
            <text:p>San_Francisco_CA</text:p>
          </table:table-cell>
          <table:table-cell/>
          <table:table-cell office:value-type="string" calcext:value-type="string">
            <text:p>San_Jose_CA5</text:p>
          </table:table-cell>
          <table:table-cell/>
          <table:table-cell office:value-type="string" calcext:value-type="string">
            <text:p>Singapore</text:p>
          </table:table-cell>
          <table:table-cell/>
          <table:table-cell office:value-type="string" calcext:value-type="string">
            <text:p>South_Korea_Seoul1</text:p>
          </table:table-cell>
          <table:table-cell/>
          <table:table-cell office:value-type="string" calcext:value-type="string">
            <text:p>South_Korea_Seoul3</text:p>
          </table:table-cell>
          <table:table-cell/>
          <table:table-cell office:value-type="string" calcext:value-type="string">
            <text:p>Sweden_Stockholm</text:p>
          </table:table-cell>
          <table:table-cell/>
          <table:table-cell office:value-type="string" calcext:value-type="string">
            <text:p>Sydney1</text:p>
          </table:table-cell>
          <table:table-cell/>
          <table:table-cell office:value-type="string" calcext:value-type="string">
            <text:p>Sydney2</text:p>
          </table:table-cell>
          <table:table-cell/>
          <table:table-cell office:value-type="string" calcext:value-type="string">
            <text:p>Taiwan_Taipei1</text:p>
          </table:table-cell>
          <table:table-cell/>
          <table:table-cell office:value-type="string" calcext:value-type="string">
            <text:p>Taiwan_Taipei3</text:p>
          </table:table-cell>
          <table:table-cell/>
          <table:table-cell office:value-type="string" calcext:value-type="string">
            <text:p>Thailand_Bangkok</text:p>
          </table:table-cell>
          <table:table-cell/>
          <table:table-cell office:value-type="string" calcext:value-type="string">
            <text:p>UK_London3</text:p>
          </table:table-cell>
          <table:table-cell/>
          <table:table-cell office:value-type="string" calcext:value-type="string">
            <text:p>UK_London4</text:p>
          </table:table-cell>
          <table:table-cell/>
          <table:table-cell office:value-type="string" calcext:value-type="string">
            <text:p>Brazil_Sao_Paulo</text:p>
          </table:table-cell>
          <table:table-cell/>
          <table:table-cell office:value-type="string" calcext:value-type="string">
            <text:p>Canada_Quebec</text:p>
          </table:table-cell>
          <table:table-cell/>
          <table:table-cell office:value-type="string" calcext:value-type="string">
            <text:p>Dallas_TX</text:p>
          </table:table-cell>
          <table:table-cell/>
          <table:table-cell office:value-type="string" calcext:value-type="string">
            <text:p>Denver_Co</text:p>
          </table:table-cell>
          <table:table-cell/>
          <table:table-cell office:value-type="string" calcext:value-type="string">
            <text:p>Seattle_WA</text:p>
          </table:table-cell>
          <table:table-cell/>
          <table:table-cell office:value-type="string" calcext:value-type="string">
            <text:p>Spain_Madrid</text:p>
          </table:table-cell>
        </table:table-row>
        <table:table-row table:style-name="ro1">
          <table:table-cell office:value-type="string" calcext:value-type="string">
            <text:p>Manass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anass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tlant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Belgrad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Braz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az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oronto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hicag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hicag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ussel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openhage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slo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arseill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arseill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ri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penhage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russel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Zuric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Zurich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ong_Ko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all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umba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umba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umba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umba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lan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oky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oky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oky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s_Angel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all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all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am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ussel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ussel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ew_Yor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sl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oeni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arsaw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eattl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alt_Lake_Cit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an_Francisc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an_Francisc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Kuala_Lumpu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eou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eou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slo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ydne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ydne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ng_Ko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ng_Ko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ngko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ussel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ussel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raz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oront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all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alla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Vancouv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ri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harlott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harlott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Bratislav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iami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Buenos_Air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hicago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aint_Loui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aint_Loui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Zurich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tockhol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tockhol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Zurich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Zurich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Zurich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Warsaw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msterda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einsel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Brussel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Kuala_Lumpu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harlott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ong_Kong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Jakart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anoi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Jakart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Zuric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Taipei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aipei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aipei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hoenix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hicago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hicago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harlott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msterdam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Bratislava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anassa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Helsinki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os_Angele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Bratislava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Vancouv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an_Francisco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Los_Angele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os_Angele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Jakart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aipei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aipei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ockhol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ucklan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ucklan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aipei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aipei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Hanoi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msterdam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Zurich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antiago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anassa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tlant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hicago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eattl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adrid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New_Yor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New_York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anassa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Zurich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arlott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antiago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anassa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Kansas_City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Kansas_City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elgrad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li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openhage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ilan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ilan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ila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rague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Belgrad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elgrade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Pari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aipei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Kansas_City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anoi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ngko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ingapor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anoi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Bratislav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Hong_Kon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ong_Kon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ong_Kon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an_Francisco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hoenix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hoenix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tlanta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Bratislava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msterdam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uffalo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tockhol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alt_Lake_City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erlin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an_Francisco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hoenix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alt_Lake_City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alt_Lake_City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ingapor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anoi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ong_Kon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openhage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erth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Perth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anoi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Hanoi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Hong_Kon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Zurich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ari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uenos_Aire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hicago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Chicago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tlanta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an_Francisco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rague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Montreal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ontreal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hicago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Vienn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hicago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iami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ontreal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Toronto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arlott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teinsel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Warsaw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Warsaw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Pragu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Pragu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arseill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elgrad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erlin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ilan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ragu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Jakarta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hicago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Kuala_Lumpu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Hong_Kong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Jakarta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ari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Ljubljana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anoi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anoi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Kuala_Lumpur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alt_Lake_C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anassa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anassa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anassa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Vienna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teinse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ontreal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openhagen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Dalla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ragu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alt_Lake_C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Vancouver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eattl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attl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angkok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Hong_Kong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Tokyo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Warsaw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delaid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delaid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angkok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eoul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Kuala_Lumpur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ari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ilan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iami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uffalo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aint_Loui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Kansas_City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alt_Lake_C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udapest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Buffal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tlanta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ew_York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ragu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antiago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hicago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ew_York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ontreal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oronto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ilan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Helsinki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Vilniu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ari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ari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russel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erlin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ratislav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russel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msterdam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Hanoi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tlanta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Jakarta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ingapor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angkok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angkok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Zagreb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Kuala_Lumpu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Kuala_Lumpu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Hanoi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eattle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exico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ontreal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hicago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erlin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Pari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harlotte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ig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an_Francisco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Vienna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hoenix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eattl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hoenix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Vancouver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Hanoi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okyo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Hanoi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Vilniu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risban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risban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eoul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Tokyo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Jakarta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teinse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msterdam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hicago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ew_York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Kansas_City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aint_Loui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Denv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teinsel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oronto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iami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arajevo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aint_Loui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exico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Buffal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harlott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ontreal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ari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Oslo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Helsinki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erlin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erlin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elgrad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ofi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Zurich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Pari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erlin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Tokyo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aint_Loui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aipei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Hanoi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Hong_Kong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Hong_Kong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arseill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angkok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angkok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eou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Vancouv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Kansas_City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os_Angele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New_York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openhagen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Vien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oronto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Vilniu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Kansas_City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Helsinki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Los_Angele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os_Angele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Vancouv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hoenix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Hong_Kong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Kuala_Lumpur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Kuala_Lumpur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msterdam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elbourn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elbourn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Tokyo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Kuala_Lumpur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aipei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elgrad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elgrad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ew_York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ontreal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harlotte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Denver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Phoenix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arseille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Toronto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uffalo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aint_Loui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Zagreb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anassa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harlott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aint_Loui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tlanta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anassa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rague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rague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ragu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ratislav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ratislav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Pragu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russel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ragu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ratislav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elgrad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angkok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Denve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angkok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erth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Taipei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ingapore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elgrade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eou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eou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umbai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Dalla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harlott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exico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aint_Loui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elgrad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Zurich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hicago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allin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hicago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elgrad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Denv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alla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Denv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env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umbai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Jakarta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Jakarta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Helsinki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Kuala_Lumpur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Kuala_Lumpur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Kuala_Lumpur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Jakart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umbai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ila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teinse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ontreal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tlant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ew_York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alt_Lake_City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hicago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msterdam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Atlant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hicago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Kansas_City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ofia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Kansas_City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ontre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harlotte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anassa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Dalla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msterda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Vienn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erlin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elgrad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elgrad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Vienna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msterdam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teinsel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msterdam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ilan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ingapor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Phoenix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ingapor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Taipei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Warsaw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Vienna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Prague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umbai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umbai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angkok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Denv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Toronto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an_Francisco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Toronto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Pari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openhage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aint_Loui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russel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harlott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Vilniu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hicago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Denver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Dalla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Dalla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Perth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angkok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umbai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Pragu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angkok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angkok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Jakarta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angkok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ingapor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Pragu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ratislav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exico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aint_Loui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anassa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harlott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alla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Vienna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iami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ontrea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ila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ew_York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aint_Loui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Kansas_City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ew_York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tlant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erlin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msterdam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Riga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Vienn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ofia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msterda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Oslo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openhagen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ofi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sel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umbai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iami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erth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ari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Vienna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Warsaw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Vienn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eattl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ingapor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icago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Kansas_City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alt_Lake_City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Kansas_City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uffalo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arsaw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ragu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tlant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msterdam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exico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Zagreb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alla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Kansas_City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Kansas_City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Kansas_City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aipei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umbai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angkok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Riga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Taipei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aipei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ingapore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ingapor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erth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Vienna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ragu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harlott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harlott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oronto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Toronto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os_Angele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openhagen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Saint_Loui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aint_Loui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alla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arsaw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tlant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anassa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alla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uffalo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uffalo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ratislav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jubljan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allin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ofi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Vienna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Ljubljan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Vienna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ofia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Pragu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ofi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erth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exico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okyo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Warsaw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Perth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ilan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ofia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ingapore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Vancouve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ingapore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aint_Loui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aint_Loui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ew_York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alla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Zurich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ofia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Kansas_City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Warsaw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aint_Loui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jubljan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Kansas_City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hicago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hicag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hicago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okyo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ingapore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ingapore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erlin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Hong_Kong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Hong_Kong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umbai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umbai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okyo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arseill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jubljan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int_Loui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Kansas_City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exico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exic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aint_Loui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Zagreb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Dalla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alla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oronto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jubljan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alla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an_Jos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tlanta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alla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ew_York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ofi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russel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russel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russel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russel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ratislav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elsinki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i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erli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Ljubljana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eoul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anassa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Vienna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Nicosi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ilan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erth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russel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hicago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erth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Vancouv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exico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iami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arlott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Kansas_City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ofi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erlin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iami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urich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iami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Copenhage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aint_Loui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aint_Loui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aint_Loui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aint_Loui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ydne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erth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erth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allin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Vancouv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Vancouv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erth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Perth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Vilniu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openhage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enn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anassa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alla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iami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an_Francisco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Kansas_City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rsaw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Kansas_City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Kansas_City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uffalo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russel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hoenix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ew_York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iami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iami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iami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Copenhagen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Zurich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msterda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adri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msterd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arsaw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Zurich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enna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Vienn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Vienna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ydne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ew_York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Vilniu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Vilni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fi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aipei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ari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Vancouv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alt_Lake_Cit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ert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hicago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Denver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Toronto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ontreal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agu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Warsa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alla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agu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Denv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Zurich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exic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exico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exic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exico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icosi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eattl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harlott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russel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Vilni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eattl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ancouver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Vancouv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ydne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ratislav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ofia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tlant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iami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uffal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uffalo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tlant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arajevo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exico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exico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Copenhag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enver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hoenix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alt_Lake_City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alt_Lake_City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alt_Lake_City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enn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ratislava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ofi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msterda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adri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rli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tockho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ilan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openhage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lniu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i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oronto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Warsaw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Vienna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Vilniu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ofia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msterda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erth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aint_Loui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alt_Lake_City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Charlott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uffalo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alt_Lake_City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exico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teinsel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elgrad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exico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erlin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anassa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tockhol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iami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harlott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iami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iami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Vilniu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Vancouver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attl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ofi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arajevo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hoenix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Vilniu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Vilniu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eoul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Lon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rseill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uffalo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exico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alt_Lake_City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anassa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ew_York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erlin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San_Jos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hoeni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hoeni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teinse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uenos_Aire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enver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exico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exico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exico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Vilniu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lgrad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elgrad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Warsaw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rsaw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ofi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i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jubljan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Vilniu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penhag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Vancouver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ontre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eoul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msterdam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ratislav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iran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arsaw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alt_Lake_City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Kansas_City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Kansas_City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ami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tlanta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eattl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an_Jos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jubljana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Oslo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i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ratislav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tlant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Oslo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Toront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ontrea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ronto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ontreal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i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Vilniu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Vancouver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elgrad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enver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Vilniu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aint_Loui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ydney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arsaw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erli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ondo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Kansas_City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alt_Lake_Cit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ntreal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hoeni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exico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rankfurt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alt_Lake_City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alt_Lake_City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msterda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uffalo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Kansas_C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Phoeni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hoeni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hoeni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Warsa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ofi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ratislav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Zagreb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teinsel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openhag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arajevo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arsaw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rsaw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arseill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Vienn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uffalo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ydne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Tiran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ucharest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ragu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uchares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aint_Loui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iami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aint_Loui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anassa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os_Angel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aint_Loui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Phoeni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Vilniu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ondo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alt_Lake_Cit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Vienna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oronto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ofia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ntreal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iami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ntreal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ew_Yor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Zurich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aint_Loui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Vilniu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tislava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eattl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arajevo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ydney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aint_Loui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kopj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ofia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openhagen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alla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attl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hoenix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ew_York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Charlott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Zurich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i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Denv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Budapes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oronto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Dalla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eattl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enve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env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slo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teinsel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Vienna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teinsel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arajevo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Zagreb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Zagreb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Vilniu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sl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arsaw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rsaw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alt_Lake_City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ilan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ydney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ragu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Vilniu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then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Kansas_City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e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ydney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ontrea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ntrea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Vancouve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alt_Lake_City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Oslo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arseill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hoeni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teinse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uffalo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ila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ew_York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oronto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Charlott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anassa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uckland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ari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Kansas_City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Vienn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i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Denve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eattl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Oslo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Vienn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arsaw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rsaw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enve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an_Francisco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env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ntrea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ntre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ilan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alt_Lake_Cit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eattl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eattl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Vilniu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exico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tlanta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Vancouv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eattl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eattl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tockhol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ila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Zurich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Vilniu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irana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arajevo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Vilniu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arajevo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ockhol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ratislav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eattl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os_Angele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Zurich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gu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irana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chares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kopj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harlott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ew_York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harlott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tlanta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an_Francisco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iami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eattl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tockhol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Vilniu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eattl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i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eattl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Tallin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harlott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anassa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anassa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ronto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ienna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hicago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aint_Loui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Zurich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harlott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ari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alt_Lake_City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eattl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Oslo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Dubli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Vilniu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oronto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hoeni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an_Francisco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Vancouv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Toronto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isbon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eattl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icosi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os_Angel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i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icosia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Buffalo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Denv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Vancouve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Vancouve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elsinki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Vilniu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teinsel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irana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kopj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ubli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teinse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uchares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elsinki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Helsinki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Zurich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an_Francisco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ofia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ofia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kopj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ratislava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irana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ew_York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harlott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eattl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ew_York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ew_York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Denver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Los_Angele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elsinki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ila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icosia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Belgrad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Vancouv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i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nassa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tlanta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ew_York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Charlott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msterda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Kansas_City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alt_Lake_City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teinsel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exico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exico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Kansas_City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alt_Lake_City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Zurich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Osl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slo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i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Denv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eattl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eattl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anassa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ofia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Nicosi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an_Jos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an_Francisc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arseill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i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Pari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Pari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os_Angele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an_Francisco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arseill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agreb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la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kopj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Vilniu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kopj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ratislava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elsinki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arseill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slo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adrid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eattl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uchares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ilan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Frankfurt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russel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Copenhage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iami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an_Francisco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ew_York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oronto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eattl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uffalo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Denv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ond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ockhol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Vilniu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ila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ontre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russel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tlant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ew_York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tlanta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tlant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arseill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alt_Lake_C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msterdam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ilan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Warsaw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Hanoi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Charlott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msterda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arseill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Ljubljana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erli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icosia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Vancouve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Vancouve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iami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iami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lnius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Vancouv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msterd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Vancouv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uchares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Vilniu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icosia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an_Francisc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an_Francisco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os_Angele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Zagreb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i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jubljana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openhage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penhag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sl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la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Oslo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Zagreb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Zagreb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msterdam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an_Jos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msterdam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erli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russel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elgrad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erli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Vilniu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Vilniu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iami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uffalo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Vancouv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tlanta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an_Francisco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ila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rankfu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ancouve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ofia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ew_York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msterda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uffalo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uffalo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Buffalo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uffalo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Oslo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Vienna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ari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hisinau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anoi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harlott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Zurich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hicago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msterdam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Vilniu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arajevo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msterdam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Londo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os_Angele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os_Angele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uffalo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Oslo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Vilniu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Vancouv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an_Jos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hisinau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an_Francisco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oronto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icosi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i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i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uchares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arseill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i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rankfu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sb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chare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seill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ockhol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jubljana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ockhol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ucklan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Vancouv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slo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arseill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icosi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arseill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teinse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icosi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ydney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ari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eoul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i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icosi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Vancouv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Frankfu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ubli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msterda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jubljana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i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arajevo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eoul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i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eou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i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drid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msterdam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ydney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uchares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okyo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arsaw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msterda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Kansas_City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ykjavik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arajevo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uchares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hoenix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tockhol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an_Jos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an_Jos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icosia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kopje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Denve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Denv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i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kopj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alt_Lake_Cit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msterda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lniu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msterda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msterda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rankfu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llin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uchares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then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then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iran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rankfu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seil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ankfu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ubli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tockhol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ari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einse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ucharest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teinsel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msterda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Osl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ydney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ucklan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Vilniu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an_Jos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icosia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i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ari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uchare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rajevo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nve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arseil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icosia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isinau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i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icosi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i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an_Jos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kopj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ydney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Oslo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arajevo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Vienn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okyo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arsaw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Warsaw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tockhol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Frankfu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ockhol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Vien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ari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ondon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ond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i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irana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Los_Angele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Vilniu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Vilniu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erli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msterdam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Warsaw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Los_Angele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icosia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Vilniu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arajevo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ig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rajev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chares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uchares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the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dape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kopj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uchares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kopj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teinsel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Vilniu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ykjavik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elgrade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tockhol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Frankfur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tockhol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uckland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Jakarta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uckland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Vilniu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an_Jos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arsaw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razil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arseill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uchares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Helsinki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arajev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Vilniu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einse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kyo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Vilniu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an_Jos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aipei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irana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Warsaw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uckland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Frankfu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umbai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umbai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slo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eykjavi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arajevo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the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then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Vilniu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Dublin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i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i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tockhol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hisinau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Helsinki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an_Francisco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icosia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iran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arsaw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Vienn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msterda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elsinki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icosia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hisinau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chare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ankfu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icosi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ubli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adri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uchares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hisinau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ubli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iran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then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icosi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then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Oslo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arseille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erlin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ubli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Jakarta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icosia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Warsaw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Tokyo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arsaw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an_Jos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icosi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ubli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allin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tockholm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uchares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eou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uchare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lniu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an_Jos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aipei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Vilniu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arajev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uckland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Vienna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kopj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hisinau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hisinau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Reykjavik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Zurich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then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uchares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icosi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slo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Oslo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tockhol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udapes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okyo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ublin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tockhol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os_Angele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msterda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Oslo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ontrea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an_Francisco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arsaw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Vilniu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arsaw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ubli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kopj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kopj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arajev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slo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rankfur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kopj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rankfur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kopj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rankfur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ykjavik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tockhol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arajevo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Zurich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Oslo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udapest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arajevo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i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Warsaw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Vienn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ari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tockhol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ockholm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msterda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kopj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hisinau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_Jos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Frankfur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an_Jos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then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an_Jos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msterda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icosi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icosia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teinsel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Oslo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Zurich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arseill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aint_Loui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Vienn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Chicago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exico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iran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icosi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rankfur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n_Francisco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teinsel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antiago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Vienna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einse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Brussel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elsinki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adri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tockhol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e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alt_Lake_City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Helsinki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arsa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elsinki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kopj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hisinau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arseill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udapes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tockhol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einse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ubli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dape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iran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icosi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arajevo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elsinki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russel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eykjavik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erlin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Oslo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udapes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slo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Pari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Jakart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icosia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msterda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msterdam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antiago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udapes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icosi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dri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icosi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aipei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kopj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icosi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arsaw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Vilniu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okyo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delaid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rajevo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arsaw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udapes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alt_Lake_City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Kansas_City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ucklan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ucklan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ilan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elsinki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ubli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alt_Lake_City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Vienna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icosi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tockhol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ndo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elgrad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msterda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adri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elsinki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rankfur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Vienna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eattl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tockhol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Vien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ockhol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jubljan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rankfur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udape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jubljan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icosi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icosi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allin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Zagre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udape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nd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iran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msterda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penhage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ratislav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arajevo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Zurich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icosi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msterda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Denv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exico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aipei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drid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Vienna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Vilniu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cosi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elsink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arsaw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agre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arsaw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ankfur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arsaw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eou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arsaw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msterdam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eykjavik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eykjavik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icosi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Ukrain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hoenix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alt_Lake_City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arajevo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i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isbon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udape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Zagreb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eykjavik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dapes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msterda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Oslo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udapes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jubljana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n_Francisco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arseill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tockhol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the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Vancouve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Vancouve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Oslo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an_Jos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an_Jos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udape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udapes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hisinau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isbo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rankfur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Vilniu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hisinau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icosi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ond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udape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isbon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arsaw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tockholm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teinse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then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icosi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rankfur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ienn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exico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kopj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arsaw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Vienna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Vilniu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arsaw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Zagreb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Zagreb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s_Angel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udapes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ckhol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udapes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msterda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Vienna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okyo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arsaw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arsaw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kopj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arajevo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ari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ansas_City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aint_Loui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exico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teinse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uckland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Zagreb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udapes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arsaw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an_Jos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udape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icosi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an_Jos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ratislava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Warsaw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arsa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arsaw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icosi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os_Angele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Vilniu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adrid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Osl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drid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ond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arajev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krain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nd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Zagreb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ond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jublja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iran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icosi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arajev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ofi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dri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arseill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kopj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msterda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eykjavik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dri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exico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Oslo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msterda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msterda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Vilniu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azil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tockhol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arajev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jublja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penhage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ondo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msterda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Ukrai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ienn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ockhol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Vienna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Vienn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isb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tockhol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eykjavik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icosi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hicago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hicago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se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iami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teinsel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dri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elsinki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einsel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icosi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Vilniu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ubli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Vienn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uchares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Oslo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tockhol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penhage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elsinki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slo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erli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Dubli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ockhol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Vienn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icosi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icosi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iran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l_Aviv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udape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tockhol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icosi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ig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dri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dri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Vilniu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razi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irana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Helsinki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udapes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teinsel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Lond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urich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hicago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arajevo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Helsinki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razi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dri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ofia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allin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udapes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an_Francisco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the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okyo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ubli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tockhol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elsinki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msterda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tockhol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erlin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iami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iami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iran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an_Francisco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msterda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irana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jubljana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i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iran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dri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kopj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uchares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Vienn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uchares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Vilniu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tockholm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iran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iran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iran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ig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ira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ra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ran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iran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iran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dri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icosi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elsinki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jubljan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isbo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then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ndo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arajev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uchares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uenos_Air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iran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uenos_Air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enos_Air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enos_Air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enos_Air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ilniu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iran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iran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iran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iran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iran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ira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ran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ig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dri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ira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ubli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iran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ig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iran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iran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iran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iran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uenos_Aire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iran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iran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Zagre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iran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iran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enos_Air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iran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uenos_Air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hisinau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iran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ira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ran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iran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iran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iran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stanbul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Buenos_Air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uenos_Air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uenos_Air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Ukrain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ydne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ydne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enos_Air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uenos_Aire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uenos_Aire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allin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then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Zagre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ubl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ndo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udape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ig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ubli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allin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allin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elbour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enos_Aire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elbour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lbour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ydne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ydne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elsinki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uenos_Air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enos_Air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enos_Air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enos_Air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uenos_Air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uenos_Air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enos_Aire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dri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l_Aviv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uenos_Air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hisinau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uenos_Aire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icosi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uenos_Aire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uenos_Aire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uenos_Aire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enos_Air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elbourn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uenos_Air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enos_Air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jubljan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uenos_Air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enos_Air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ienn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uenos_Aire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elbour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krain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kopj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ydne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enos_Air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uenos_Aire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uenos_Air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uenos_Aire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thens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Vienn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ienn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Vienn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ond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elbour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lbour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enn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ydney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ydney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ig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iran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then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hisinau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el_Aviv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hisinau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nd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el_Aviv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ig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ig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risba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ienn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risba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isba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lbour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lbour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l_Aviv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lbour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ienn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lbour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ienn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ydne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ydne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enn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ykjavik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ig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ien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krain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Vienn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rseill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ydney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ydne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ydne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ydne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risban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elbour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lbour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then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russel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ussel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lbourn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Vienn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risba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ockhol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l_Aviv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elbour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ydne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ydney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ydney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ydney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ig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ydne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ydney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ydne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dri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risba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isba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ydne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elbour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elbour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el_Aviv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ubli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dri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slo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elsinki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eykjavik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krain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the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then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delaid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ydney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delaid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elaid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isba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isba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isb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risba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lbour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isba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ydney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elbour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elbour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ydne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el_Aviv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ykjavik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ydney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dri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ydney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ndo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elbourn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elbourn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elbour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elbourn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russel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risba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isba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dri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ofi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ofi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isban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elbourn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delaid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ykjavik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hisinau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risba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lbour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elbour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elbourn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elbourn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Ukrain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elbour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elbourn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lbour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t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lbour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risba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risba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the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krain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el_Aviv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Ukrain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hisinau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stanbu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adri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krain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krain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isbo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russel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lbourn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raz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rajev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delaid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delaid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hisinau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delaid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isba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delaid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lbourn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risba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risba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lbourn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the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then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elbour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el_Aviv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elbour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dri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risban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risban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isba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risban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fi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delaid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delaid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ubli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razi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azi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delaid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risban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russel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l_Aviv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eykjavik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ert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isba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risba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risban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ban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el_Aviv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risba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risban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risba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elaid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isba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rt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ert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krain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ondo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ubli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stanbu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krain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krain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el_Aviv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the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el_Aviv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hisinau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razi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isban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oront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ussel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azi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rajev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stanbu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arajev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delaid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ussel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isban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ert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ert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isban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hisinau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iran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risba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kopj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risba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iran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erth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ert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ert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ert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razi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russel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ussel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ykjavik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oront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ront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ussel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delaid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ofi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kopj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stanbu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delaid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t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rt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ert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erth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bilisi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ert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ert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rt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rajev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t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delaid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delaid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iran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eykjavik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stanbu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elsink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hisinau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ert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ontre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azi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ront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azi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krain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russel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rajev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ofi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ert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delaid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delaid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t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iran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kopj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ert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elaid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delaid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delaid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oronto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ofi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ofi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ntre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ofi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arajevo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razi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stanbu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Ukrain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arajev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elaid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delaid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delaid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delaid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allinn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delaid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delaid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delaid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ussel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elaid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arajev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rajev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eykjavik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allin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eykjavik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delaid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ancouv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ront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ntre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ront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ussel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azi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delaid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arajevo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arajev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elaid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isb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krain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delaid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arajevo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arajev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rajev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ontre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razi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azi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Zuric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azi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russel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oront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isb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allin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russel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rajev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arajev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arajev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arajevo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elsinki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arajevo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arajevo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arajevo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ofi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rajev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russel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russel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rajevo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antiag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ntre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ancouv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ntre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ofi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ront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rajevo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russel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russel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rajevo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Ukrain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russel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ussel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russel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Vancouv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oront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ront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tiag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ront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ofi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ntre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ofi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ussel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russel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russel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ussel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ondon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russel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russel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russel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uri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ussel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ofi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ofi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ussel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an_Jo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ancouv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Zuric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ancouv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azi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ntre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ussel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ofi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ofi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ussel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ofi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ofi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ofi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antiago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ntre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ntre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_Jos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ntre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razi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Vancouv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Vancouv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ofi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ofi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ofi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ofi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i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ofi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ofi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ag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ofi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razi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razi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ofi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icosi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ntiag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tiag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tiag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ront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Zuric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ofi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Zuric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uri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uric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razi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azi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razi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an_Jos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Zuric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tiag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icosi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tiag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oronto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antiag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azi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razi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razi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azi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razi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razi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ankfu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azi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Zuric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Zuric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Zuric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rag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n_Jos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_Jos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_Jos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ntre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tiag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azi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antiago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antiag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agu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Zuric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Zuric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Zuric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ragu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antiag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_Jos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ragu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_Jos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ontre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an_Jos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uric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Zuric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Zuric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Zurich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uric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uric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Zuric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penhag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uric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antiag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ntiag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tiago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rankfu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ankfur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penhag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penhag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Zuric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_Jos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Zuric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ragu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rag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ankfur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antiago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antiag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ntiag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ankfur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an_Jos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ragu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nkfur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icosi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antiago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icosi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ntiag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agu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antiag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antiago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iago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antiago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antiago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llin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ntiag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agu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ragu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ragu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erl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penhag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allin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allin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tiag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icosi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tiago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rankfur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rankfu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erli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ragu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agu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agu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openhage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icosi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nkfur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rl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ragu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an_Jos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ragu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agu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rankfur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agu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agu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gu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ragu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ragu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dri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n_Jos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rankfur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rankfur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nkfur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allin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llin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dri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dri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_Jos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ragu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rag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erli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erl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penhage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rankfur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rankfur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rankfur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allin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ragu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rl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penhag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nkfur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icosi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rankfur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ankfur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erli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rankfur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rankfur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kfur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rankfur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rankfur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lsink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agu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erli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erli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rli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dri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dri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elsink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elsink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ragu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nkfur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nkfur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openhage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openhag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llin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erli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erli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erli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elsinki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rankfur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penhag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allin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rl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ragu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erl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erli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openhage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erl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erli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li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erli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rli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seil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ankfur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openhage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openhage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penhage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lsink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bilis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i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bilis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nkfur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rl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rli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allin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allin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dri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openhage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openhage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penhage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bilisi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erl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allin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dri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penhage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rankfur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openhag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penhage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allin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penhage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openhage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enhage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openhage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allin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bilis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erli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allin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allin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allin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i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the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bilis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the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rl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penhag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penhage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elsink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elsink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lsink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allin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allin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allin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then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openhag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dri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elsink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allin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erli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allin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llin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dri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allin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allin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in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allin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rseill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the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penhage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dri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rseill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rseill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bilis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agreb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Zagreb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Zagreb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penhag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allin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allin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rseill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rseil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seill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adri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drid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dri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Zagreb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allin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elsink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rseil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drid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openhage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adri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dri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elsinki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dri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dri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bilisi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bilis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ong_Ko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llin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rseill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bilisi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bilisi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Zagre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dapes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ubl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ubl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allin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dri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dri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bilis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bilis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bili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arseill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elsinki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elsinki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udapes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adri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rseil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bilis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elsinki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allin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elsink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lsinki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rseil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elsinki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elsinki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bilis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then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then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agre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seill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bilisi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then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then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udape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ubl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l_Aviv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l_Aviv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dri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elsink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rseill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then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the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the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bilis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rseil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rseill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ubli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elsink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bilis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the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i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adri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bilis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seill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bilisi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rseill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rseill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hen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ong_Kon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ong_Kon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dape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bilisi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then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ong_Kong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ong_Kon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ubl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l_Aviv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ykjavik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ky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elsink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rseil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bilisi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ong_Kon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ong_Ko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ong_Kong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the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bilisi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bilisi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el_Aviv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arseil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the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Zagreb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rseill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elsinki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Zagreb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bilisi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then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bilisi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bilisi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ng_Kon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agreb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Zagre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kart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then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ong_Kong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Zagre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Zagre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el_Aviv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ky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ky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ou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rseil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bilis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then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Zagre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agre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agreb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ong_Kong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then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then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ila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bilis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Zagreb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dapes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bilisi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arseill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udapes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then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ong_Kon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then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the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gre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udape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udape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ubl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ong_Kon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Zagre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udapes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dapes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ig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ou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ou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ig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bilis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the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ong_Kon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udape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udape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dape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Zagreb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ong_Kon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ong_Kong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eou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the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dapes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Jakart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then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bilisi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ubl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ong_Kon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Zagre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ong_Kong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ong_Kong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dape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Jakart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Jakart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l_Aviv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agreb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udapes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Jakart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Jakart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hisina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ig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ig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hisinau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the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Zagreb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Zagre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Jakart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Jakart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kart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udape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Zagreb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Zagreb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ig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Zagreb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ubl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ubl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Zagreb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then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el_Aviv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agreb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Jakart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Zagre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Zagreb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kart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ubli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ubli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umba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dapes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Jakart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ubli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ubli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kopj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isinau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hisinau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kopj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Zagreb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dapes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dapes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ubli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ubl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ubli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akart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udapes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dapes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isinau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udapes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l_Aviv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l_Aviv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dapes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Zagreb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ig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kart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ubli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Jakart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Jakart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bli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el_Aviv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el_Aviv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ykjavi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kart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ubli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el_Aviv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l_Aviv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exic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xic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xic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xic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dapes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ubl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Jakart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el_Aviv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el_Aviv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l_Aviv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ubli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Jakart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Jakart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exico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ubl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ila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ykjavik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ubl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udapes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hisinau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l_Aviv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el_Aviv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el_Aviv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ubli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_Aviv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umbai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umba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l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l_Aviv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el_Aviv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umbai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mbai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ucklan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uala_Lumpu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uala_Lumpu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uala_Lumpu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ubl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l_Aviv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ubli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umba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umba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umba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el_Aviv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ubli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ubli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uchares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el_Aviv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einse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ila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l_Aviv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ubli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exic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umbai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umbai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umbai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el_Aviv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mba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eykjavik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eykjavik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ky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umbai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umbai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eykjavik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ykjavik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isb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ucklan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ucklan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ucklan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l_Aviv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ykjavik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l_Aviv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eykjavik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eykjavi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ykjavik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umba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el_Aviv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el_Aviv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elgrad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ila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ig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ou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ila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el_Aviv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uchares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ykjavik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eykjavik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ykjavi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umbai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ykjavik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la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ila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ou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ykjavik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eykjavik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la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ila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elgrad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sb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isb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isb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ykjavik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ila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mbai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ila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l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la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eykjavik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umbai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umbai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tockhol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teinse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hisinau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einse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ig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ila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elgrad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la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ila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la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ykjavik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a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okyo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okyo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einse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la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ila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oky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kyo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jublja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ockhol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lgrad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ockhol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ila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einse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ykjavik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okyo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oky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kyo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ila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ykjavik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ykjavik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jubljan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ig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kopj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ig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hisinau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ig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jubljan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ky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oky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oky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ila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yo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ou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ou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ig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ky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oky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ou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ou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ratislav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jubljan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jubljan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jubljan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einse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ig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ila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ou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ou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ou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okyo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ila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ila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ratislav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hisinau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xic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kopj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kopj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hisinau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ratislav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ou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ou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ou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ou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ou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einse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teinse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isina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ou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ou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einse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einse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stanbu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tanbu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stanbu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stanbu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ig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hisinau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einse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einse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einse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einse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teinse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einse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eou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stanbu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exic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isb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sl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isbo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kopj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stanbu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lniu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einse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ilniu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ig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inse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ig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ig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kopj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einse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einse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ig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ig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kra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krai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krai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krai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hisinau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sl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ig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ig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ig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ig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ig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ig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einse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Ukrain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isb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chares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isb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chares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sb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krai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ig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ig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einse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hisinau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g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hisinau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hisinau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uala_Lumpu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ig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ig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hisinau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hisinau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nd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nd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ond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ond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kopj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isb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hisinau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hisinau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hisina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isinau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hisinau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hisinau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ig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ond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uchares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lgrad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chares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lgrad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uchares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nd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isinau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hisinau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ig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kopj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sinau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kopj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kopj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sl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isinau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hisinau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kopj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kopj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all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lla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lla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lla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msterd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chares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kopj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kopj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kopj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kopj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kopj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kopj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hisinau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alla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elgrad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ockhol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lgrad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ockhol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elgrad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alla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kopj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kopj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hisinau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Kuala_Lumpu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opj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uala_Lumpu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Kuala_Lumpu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ucklan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kopj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kopj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Kuala_Lumpu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uala_Lump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nass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nassa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nassa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nassa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isb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lgrad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uala_Lump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Kuala_Lumpu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uala_Lumpu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uala_Lumpu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uala_Lumpu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uala_Lumpu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kopj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nassa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jubljan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jubljan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ockhol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jubljan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tockhol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anassa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uala_Lumpu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Kuala_Lumpu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kopj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msterda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ala_Lumpu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slo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slo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sb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uala_Lumpu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Kuala_Lumpu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sl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slo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uffal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ffal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ffal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ffal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chares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ockhol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slo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slo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sl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slo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slo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sl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Kuala_Lumpu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uffalo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ratislav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atislav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ngapor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atislav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ratislav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uffal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msterda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sl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uala_Lumpu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slo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cklan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ucklan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ucklan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chare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ucklan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ucklan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ucklan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ucklan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ew_Yor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w_York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ew_York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ew_York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lgrad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jubljan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ucklan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ucklan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ucklan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ucklan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ucklan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uckland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sl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ew_York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stanbu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stanbu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jubljan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stanbu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stanbu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ew_York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ucklan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ucklan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msterda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ucklan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b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isb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isb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elgrad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sbo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isb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isb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isbo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hicag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icag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hicag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hicag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ockhol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atislav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isbo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isb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isb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sbo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isbo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isb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ucklan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icago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krai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krai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atislav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krain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krain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hicag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arsaw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arsaw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ucklan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arsaw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chare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uchare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uchare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ockhol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chares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uchares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uchares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chares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s_Angel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s_Angel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os_Angel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os_Angel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jubljan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stanbu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chares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uchare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uchare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chare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uchare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uchares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isb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os_Angele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nd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ond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stanbu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ondo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ond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s_Angel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sbo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isb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arsaw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isb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grad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elgrad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grad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ingapo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elgrad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elgrad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elgrad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lgrad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env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nv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nv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nv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atislav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krai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lgrad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elgrad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elgrad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elgrad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elgrad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elgrad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chares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env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alla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lla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krai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lla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alla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env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elgrad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uchares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isbo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uchares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ingapo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ingapo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jublja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ingapo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ingapor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ngapor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ngapor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att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att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att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att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stanbu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ond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ockhol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ingapo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ingapo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ingapor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ngapor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ockhol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elgrad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eattl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anassa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nassa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ond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nassa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anassa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eatt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ingapo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elgrad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elgrad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elgrad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jubljan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jubljan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jubljan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atislav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jubljan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jubljan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jubljan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jubljan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tlant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tlant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tlant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tlant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krai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lla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ngapor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jubljan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jublja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jubljan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jubljan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ingapo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ingapor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tlant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uffal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ffal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lla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ffal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uffalo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tlant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jubljan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ingapor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ingapor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ingapor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tislav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ratislav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ratislav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ngko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atislav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ratislav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ratislav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atislav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iam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am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iam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iam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ond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nassa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jubljan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ratislav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ratislav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atislav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ratislav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jubljan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jubljan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iami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ew_York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ew_York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nassa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ew_York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w_York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iam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atislav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jubljan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jubljan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jubljan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gkok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angkok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angkok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tanbu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ngkok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angkok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angkok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ngkok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harlott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arlot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harlot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harlot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lla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ffal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atislav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angkok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angko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ngkok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angkok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atislav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ratislav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rlot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s_Angel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hicag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ffal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os_Angel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os_Angele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harlot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ngkok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ratislav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ratislav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atislav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tanbu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stanbu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stanbu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ipe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tanbu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stanbu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stanbu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stanbu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an_Francisc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n_Francisc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_Francisc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_Francisc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nassa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os_Angel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ngkok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stanbu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stanbu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tanbu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stanbu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angkok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angkok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an_Francisco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env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os_Angel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ew_York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nv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env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an_Francisc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tanbu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angkok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ngko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angkok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ipe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aipei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aipe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kra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ipei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aipei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aipei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aipei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hoeni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oeni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hoeni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hoeni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ffal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nv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stanbu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aipe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aipe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ipe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aipe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stanbu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stanbu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hoeni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tlant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nv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os_Angel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tlant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tlant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hoeni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ipei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stanbu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stanbu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stanbu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Ukrain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Ukra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nd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krai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Ukra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kra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krain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aint_Loui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int_Loui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int_Loui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int_Loui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os_Angel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tlant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krain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kra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Ukra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krain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Ukrain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Ukra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krain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aint_Loui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harlot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tlant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tlant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iami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harlot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aint_Loui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krai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aipei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aipei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aipei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ond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nd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s_Angel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ndo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ond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nd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ondo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alt_Lake_C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lt_Lake_Cit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lt_Lake_Cit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lt_Lake_Cit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tlant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_Francisc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ondo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nd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ond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ndo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ondo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nd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nd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alt_Lake_City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an_Francisc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_Francisc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iam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_Francisc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an_Francisco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alt_Lake_Cit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s_Angel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Ukrai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krain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krain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o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anoi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ano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no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noi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anoi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anoi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anoi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Kansas_C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ansas_Cit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ansas_Cit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ansas_Cit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hoeni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hoeni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anoi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ano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ano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no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ano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anoi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noi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Kansas_City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hoeni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hoeni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_Francisc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hoenix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hoeni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Kansas_Cit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noi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anoi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anoi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anoi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493">
          <table:table-cell table:number-columns-repeated="120"/>
        </table:table-row>
        <table:table-row table:style-name="ro1">
          <table:table-cell table:number-columns-repeated="1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00/00/00</text:date>, <text:time style:data-style-name="N2" text:time-value="04:16:24.824997028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2T04:16:34.895503952</dc:date>
    <meta:editing-duration>PT23S</meta:editing-duration>
    <meta:editing-cycles>2</meta:editing-cycles>
    <meta:generator>LibreOffice/6.4.7.2$Linux_X86_64 LibreOffice_project/40$Build-2</meta:generator>
    <meta:document-statistic meta:table-count="1" meta:cell-count="9781" meta:object-count="0"/>
  </office:meta>
</office:document-meta>
</file>